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097in" fo:margin-left="-0.0208in" table:align="left" style:writing-mode="lr-tb"/>
    </style:style>
    <style:style style:name="Table1.A" style:family="table-column">
      <style:table-column-properties style:column-width="1.0417in"/>
    </style:style>
    <style:style style:name="Table1.B" style:family="table-column">
      <style:table-column-properties style:column-width="3.7764in"/>
    </style:style>
    <style:style style:name="Table1.C" style:family="table-column">
      <style:table-column-properties style:column-width="1.9917in"/>
    </style:style>
    <style:style style:name="Table1.1" style:family="table-row">
      <style:table-row-properties style:min-row-height="0.3125in" fo:keep-together="auto"/>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2" style:family="table-row">
      <style:table-row-properties style:min-row-height="0.3in" fo:keep-together="auto"/>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DialogueActs" style:family="table">
      <style:table-properties style:width="6.9139in" fo:margin-left="0.0069in" table:align="left" style:may-break-between-rows="false"/>
    </style:style>
    <style:style style:name="DialogueActs.A" style:family="table-column">
      <style:table-column-properties style:column-width="3.4507in"/>
    </style:style>
    <style:style style:name="DialogueActs.B" style:family="table-column">
      <style:table-column-properties style:column-width="3.4632in"/>
    </style:style>
    <style:style style:name="DialogueActs.A1" style:family="table-cell">
      <style:table-cell-properties fo:padding="0.0382in" fo:border-left="0.05pt solid #000000" fo:border-right="none" fo:border-top="0.05pt solid #000000" fo:border-bottom="0.05pt solid #000000"/>
    </style:style>
    <style:style style:name="DialogueActs.B1" style:family="table-cell">
      <style:table-cell-properties fo:padding="0.0382in" fo:border="0.05pt solid #000000"/>
    </style:style>
    <style:style style:name="DialogueActs.A2" style:family="table-cell">
      <style:table-cell-properties fo:padding="0.0382in" fo:border-left="0.05pt solid #000000" fo:border-right="none" fo:border-top="none" fo:border-bottom="0.05pt solid #000000"/>
    </style:style>
    <style:style style:name="DialogueAct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10 Pitch"/>
    </style:style>
    <style:style style:name="P2" style:family="paragraph" style:parent-style-name="Standard">
      <style:text-properties style:font-name="Courier 10 Pitch" fo:font-size="10.5pt" style:font-size-asian="10.5pt" style:font-size-complex="10.5pt"/>
    </style:style>
    <style:style style:name="P3" style:family="paragraph" style:parent-style-name="Standard">
      <style:paragraph-properties fo:text-align="justify" style:justify-single-word="false" style:text-autospace="non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start" style:justify-single-word="false"/>
      <style:text-properties style:font-name="Liberation Serif"/>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8" style:family="paragraph" style:parent-style-name="Standard">
      <style:paragraph-properties fo:margin-left="0.4925in" fo:margin-right="0in" fo:text-indent="0in" style:auto-text-indent="false"/>
      <style:text-properties style:font-name="Courier 10 Pitch" fo:font-size="10.5pt" officeooo:paragraph-rsid="0013403f" style:font-size-asian="10.5pt" style:font-size-complex="10.5pt"/>
    </style:style>
    <style:style style:name="P9" style:family="paragraph" style:parent-style-name="Standard">
      <style:paragraph-properties fo:margin-left="0.4925in" fo:margin-right="0in" fo:text-indent="0in" style:auto-text-indent="false"/>
      <style:text-properties style:font-name="Courier 10 Pitch" fo:font-size="10.5pt" officeooo:paragraph-rsid="001581b1" style:font-size-asian="10.5pt" style:font-size-complex="10.5pt"/>
    </style:style>
    <style:style style:name="P10" style:family="paragraph" style:parent-style-name="Standard">
      <style:paragraph-properties fo:margin-left="0.4925in" fo:margin-right="0in" fo:text-indent="0in" style:auto-text-indent="false"/>
      <style:text-properties style:font-name="Courier 10 Pitch" fo:font-size="10.5pt" officeooo:paragraph-rsid="00191576" style:font-size-asian="10.5pt" style:font-size-complex="10.5pt"/>
    </style:style>
    <style:style style:name="P11" style:family="paragraph" style:parent-style-name="Text_20_body">
      <style:text-properties style:font-name="Liberation Serif"/>
    </style:style>
    <style:style style:name="P12" style:family="paragraph" style:parent-style-name="Table_20_Contents">
      <style:paragraph-properties fo:text-align="start" style:justify-single-word="false"/>
      <style:text-properties style:font-name="Liberation Serif"/>
    </style:style>
    <style:style style:name="P13" style:family="paragraph" style:parent-style-name="Table_20_Contents">
      <style:paragraph-properties fo:text-align="start" style:justify-single-word="false"/>
      <style:text-properties style:font-name="Liberation Serif" officeooo:paragraph-rsid="000f66ce"/>
    </style:style>
    <style:style style:name="P14" style:family="paragraph" style:parent-style-name="Table_20_Contents">
      <style:paragraph-properties fo:text-align="start" style:justify-single-word="false"/>
      <style:text-properties style:font-name="Liberation Serif" officeooo:paragraph-rsid="000fbb17"/>
    </style:style>
    <style:style style:name="P15" style:family="paragraph" style:parent-style-name="Table_20_Heading">
      <style:paragraph-properties fo:text-align="start" style:justify-single-word="false"/>
      <style:text-properties style:font-name="Liberation Serif"/>
    </style:style>
    <style:style style:name="P16" style:family="paragraph" style:parent-style-name="Standard">
      <style:paragraph-properties fo:margin-left="0in" fo:margin-right="0in" fo:text-indent="0in" style:auto-text-indent="fals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text-properties style:font-name="Courier 10 Pitch" fo:font-size="10.5pt" style:font-size-asian="10.5pt" style:font-size-complex="10.5pt"/>
    </style:style>
    <style:style style:name="P19" style:family="paragraph" style:parent-style-name="Standard">
      <style:text-properties style:font-name="Courier 10 Pitch" fo:font-size="10.5pt" officeooo:paragraph-rsid="000f66ce" style:font-size-asian="10.5pt" style:font-size-complex="10.5pt"/>
    </style:style>
    <style:style style:name="P20" style:family="paragraph" style:parent-style-name="Standard">
      <style:paragraph-properties fo:text-align="start" style:justify-single-word="false"/>
      <style:text-properties style:font-name="Liberation Serif" officeooo:paragraph-rsid="001efd0e"/>
    </style:style>
    <style:style style:name="P21"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22" style:family="paragraph" style:parent-style-name="Standard">
      <style:paragraph-properties fo:margin-left="0.4925in" fo:margin-right="0in" fo:text-indent="0in" style:auto-text-indent="false"/>
      <style:text-properties style:font-name="Courier 10 Pitch" fo:font-size="10.5pt" officeooo:rsid="00190437" officeooo:paragraph-rsid="00190437" style:font-size-asian="10.5pt" style:font-size-complex="10.5pt"/>
    </style:style>
    <style:style style:name="P23" style:family="paragraph" style:parent-style-name="Standard">
      <style:paragraph-properties fo:margin-left="0.4925in" fo:margin-right="0in" fo:text-indent="0in" style:auto-text-indent="false"/>
      <style:text-properties style:font-name="Courier 10 Pitch" fo:font-size="10.5pt" officeooo:paragraph-rsid="001c2e2e" style:font-size-asian="10.5pt" style:font-size-complex="10.5pt"/>
    </style:style>
    <style:style style:name="P24" style:family="paragraph" style:parent-style-name="Standard">
      <style:paragraph-properties fo:margin-left="0.4925in" fo:margin-right="0in" fo:text-indent="0in" style:auto-text-indent="false"/>
      <style:text-properties style:font-name="Courier 10 Pitch" fo:font-size="10.5pt" officeooo:paragraph-rsid="001d296e" style:font-size-asian="10.5pt" style:font-size-complex="10.5pt"/>
    </style:style>
    <style:style style:name="P25" style:family="paragraph" style:parent-style-name="Table_20_Contents">
      <style:paragraph-properties fo:text-align="start" style:justify-single-word="false"/>
      <style:text-properties style:font-name="Liberation Serif" officeooo:rsid="000fbb17" officeooo:paragraph-rsid="000fbb17"/>
    </style:style>
    <style:style style:name="P26" style:family="paragraph" style:parent-style-name="Table_20_Contents">
      <style:paragraph-properties fo:text-align="start" style:justify-single-word="false"/>
      <style:text-properties style:font-name="Liberation Serif" officeooo:rsid="000f66ce" officeooo:paragraph-rsid="000f66ce"/>
    </style:style>
    <style:style style:name="P27" style:family="paragraph" style:parent-style-name="Heading_20_1">
      <style:paragraph-properties fo:break-before="page"/>
    </style:style>
    <style:style style:name="P28" style:family="paragraph" style:parent-style-name="Text_20_body" style:list-style-name="L1"/>
    <style:style style:name="P29" style:family="paragraph" style:parent-style-name="Text_20_body" style:list-style-name="L2"/>
    <style:style style:name="T1" style:family="text">
      <style:text-properties style:font-name="Courier 10 Pitch"/>
    </style:style>
    <style:style style:name="T2" style:family="text">
      <style:text-properties style:font-name="Courier 10 Pitch" fo:font-size="10.5pt" style:font-size-asian="10.5pt" style:font-size-complex="10.5pt"/>
    </style:style>
    <style:style style:name="T3" style:family="text">
      <style:text-properties fo:font-weight="normal" style:font-weight-asian="normal" style:font-weight-complex="normal"/>
    </style:style>
    <style:style style:name="T4" style:family="text">
      <style:text-properties fo:font-weight="normal" officeooo:rsid="000f66ce" style:font-weight-asian="normal" style:font-weight-complex="normal"/>
    </style:style>
    <style:style style:name="T5" style:family="text">
      <style:text-properties fo:font-weight="normal" officeooo:rsid="001172ed" style:font-weight-asian="normal" style:font-weight-complex="normal"/>
    </style:style>
    <style:style style:name="T6" style:family="text">
      <style:text-properties fo:font-weight="normal" officeooo:rsid="001a838a" style:font-weight-asian="normal" style:font-weight-complex="normal"/>
    </style:style>
    <style:style style:name="T7" style:family="text">
      <style:text-properties fo:font-weight="normal" officeooo:rsid="001c2e2e" style:font-weight-asian="normal" style:font-weight-complex="normal"/>
    </style:style>
    <style:style style:name="T8" style:family="text">
      <style:text-properties fo:font-weight="normal" officeooo:rsid="001d296e"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0e3df5"/>
    </style:style>
    <style:style style:name="T11" style:family="text">
      <style:text-properties officeooo:rsid="000f66ce"/>
    </style:style>
    <style:style style:name="T12" style:family="text">
      <style:text-properties officeooo:rsid="000fbb17"/>
    </style:style>
    <style:style style:name="T13" style:family="text">
      <style:text-properties officeooo:rsid="00111671"/>
    </style:style>
    <style:style style:name="T14" style:family="text">
      <style:text-properties officeooo:rsid="0013403f"/>
    </style:style>
    <style:style style:name="T15" style:family="text">
      <style:text-properties officeooo:rsid="001425de"/>
    </style:style>
    <style:style style:name="T16" style:family="text">
      <style:text-properties officeooo:rsid="001581b1"/>
    </style:style>
    <style:style style:name="T17" style:family="text">
      <style:text-properties officeooo:rsid="001722de"/>
    </style:style>
    <style:style style:name="T18" style:family="text">
      <style:text-properties officeooo:rsid="00190437"/>
    </style:style>
    <style:style style:name="T19" style:family="text">
      <style:text-properties officeooo:rsid="00191576"/>
    </style:style>
    <style:style style:name="T20" style:family="text">
      <style:text-properties officeooo:rsid="001efd0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647_199909557"/>UFAL Dialogue act scheme<text:bookmark-end text:name="__RefHeading__647_199909557"/></text:h>
      <text:p text:style-name="Standard">The purpose of this document is to describe the structure and function of dialogue acts used in spoken dialogue systems developed at UFAL, MFF, UK, Czech Republic.</text:p>
      <text:p text:style-name="Standard"/>
      <text:p text:style-name="Standard">Filip Jurcicek</text:p>
      <text:p text:style-name="Standard"><text:date style:data-style-name="N37" text:date-value="2012-05-06T16:09:00.99" text:fixed="true">06/05/12</text:date></text:p>
      <text:p text:style-name="Standard"><text:bookmark-start text:name="__RefHeading__649_199909557"/><text:bookmark-end text:name="__RefHeading__649_199909557"/></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7"><text:a xlink:type="simple" xlink:href="#__RefHeading__647_199909557" text:style-name="Index_20_Link" text:visited-style-name="Index_20_Link">UFAL Dialogue act scheme<text:tab/>1</text:a></text:p>
          <text:p text:style-name="P17"><text:a xlink:type="simple" xlink:href="#__RefHeading__651_199909557" text:style-name="Index_20_Link" text:visited-style-name="Index_20_Link">Definition of dialogue acts<text:tab/>1</text:a></text:p>
          <text:p text:style-name="P17"><text:a xlink:type="simple" xlink:href="#__RefHeading__653_199909557" text:style-name="Index_20_Link" text:visited-style-name="Index_20_Link">Dialogue act examples<text:tab/>2</text:a></text:p>
          <text:p text:style-name="P17"><text:a xlink:type="simple" xlink:href="#__RefHeading__655_199909557" text:style-name="Index_20_Link" text:visited-style-name="Index_20_Link">Semantic Decoding and Ambiguity<text:tab/>5</text:a></text:p>
          <text:p text:style-name="P17"><text:a xlink:type="simple" xlink:href="#__RefHeading__714_199909557" text:style-name="Index_20_Link" text:visited-style-name="Index_20_Link">Building a statistical SLU parser for a new domain<text:tab/>5</text:a></text:p>
          <text:p text:style-name="P17"><text:a xlink:type="simple" xlink:href="#__RefHeading__657_199909557" text:style-name="Index_20_Link" text:visited-style-name="Index_20_Link">Comments<text:tab/>6</text:a></text:p>
          <text:p text:style-name="P17"><text:a xlink:type="simple" xlink:href="#__RefHeading__659_199909557" text:style-name="Index_20_Link" text:visited-style-name="Index_20_Link">Apendix A: UFAL Dialogue acts<text:tab/>7</text:a></text:p>
        </text:index-body>
      </text:table-of-content>
      <text:p text:style-name="Text_20_body"/>
      <text:h text:style-name="Heading_20_1" text:outline-level="1"><text:bookmark-start text:name="__RefHeading__651_199909557"/>Definition of dialogue acts<text:bookmark-end text:name="__RefHeading__651_199909557"/></text:h>
      <text:p text:style-name="Standard">In a spoken dialogue system, the observations and the system actions are represented by dialogue acts. Dialogue acts represent basic intents (such as inform, request, etc.) and the semantic content in the input utterance (e.g. type=hotel, area=east). In some cases, the value can be omitted, for example, where the intention is to query the value of a slot e.g. ``request(food)''.</text:p>
      <text:p text:style-name="Standard"/>
      <text:p text:style-name="Standard">In the UFAL Dialogue Act Scheme (UDAS), a dialogue act (DA) is composed of one or more dialogue act items (DAI). A dialogue act item is defined as a tuple composed of a dialogue act type, a slot name, and the slot value. <text:s/>Slot names and slot values are domain dependent, therefore they can be many. In the examples which follows, the names of the slots and their values are drown form a information seeking application about restaurants, bars and hotels. For example in a <text:s/>tourist information domain, the slots can include “food” or “pricerange” and the values can be such as “Italian”, “Indian” or ”cheap”, “midpriced”, or “expensive”.</text:p>
      <text:p text:style-name="Standard"/>
      <text:p text:style-name="Standard">This can be described in more formal way as follows:</text:p>
      <text:p text:style-name="Standard"/>
      <text:p text:style-name="P2">DA <text:tab/>= (DAI)+ </text:p>
      <text:p text:style-name="P2">DAI <text:tab/>= (DAT, SN, SV) </text:p>
      <text:p text:style-name="P19"><text:span text:style-name="T3">DAT <text:tab/>= (ack, affirm, apology, bye, </text:span><text:span text:style-name="T6">canthearyou, </text:span><text:span text:style-name="T3">confirm, </text:span><text:span text:style-name="T4">iconfirm, </text:span><text:span text:style-name="T3">deny, hangup, hello, help, inform, negate, </text:span><text:span text:style-name="T5">notunderstood, </text:span><text:span text:style-name="T3">null, repeat, reqalts, reqmore, request, restart, select, thankyou)</text:span></text:p>
      <text:p text:style-name="Standard"/>
      <text:p text:style-name="Standard">where SN denotes a slot name and SV denotes a slot value.</text:p>
      <text:p text:style-name="P2"/>
      <text:p text:style-name="Standard">The idea of dialogue comes from the information state update (ISU) approach of defining a dialogue state. In ISU, a dialogue act is understood as a set of deterministic operations on a dialogue state which <text:s/>which result in a new updated state. In the UFAL dialogue act scheme, the update is performed on the <text:soft-page-break/>slot level. </text:p>
      <text:p text:style-name="Standard"/>
      <text:p text:style-name="Standard">The following explains each dialogue act type:</text:p>
      <text:p text:style-name="Standard"/>
      <text:p text:style-name="P7">ack<text:tab/><text:tab/>- "Ok" - back channel </text:p>
      <text:p text:style-name="P7">affirm <text:tab/>- simple "Yes" </text:p>
      <text:p text:style-name="P7">apology<text:tab/>- apology for misunderstanding </text:p>
      <text:p text:style-name="P7">bye<text:tab/><text:tab/>- end of a dialogue – simple "Goodbye" </text:p>
      <text:p text:style-name="P7">confirm<text:tab/>- user tries to confirm some information</text:p>
      <text:p text:style-name="P23"><text:span text:style-name="T6">canthearyou –</text:span><text:span text:style-name="T7"> system or user does not hear the other party</text:span></text:p>
      <text:p text:style-name="P7">deny <text:tab/><text:tab/>- user denies some information</text:p>
      <text:p text:style-name="P7">hangup<text:tab/>- the user hangs up</text:p>
      <text:p text:style-name="P7">hello <text:tab/>- start of a dialogue – simple "Hi" </text:p>
      <text:p text:style-name="P7">help<text:tab/><text:tab/>- request for help</text:p>
      <text:p text:style-name="P7">inform<text:tab/>- user provide some information or constraint</text:p>
      <text:p text:style-name="P7">negate <text:tab/>- simple "No" </text:p>
      <text:p text:style-name="P7">null<text:tab/><text:tab/>- silence, empty sentence, something that is not possible to <text:tab/><text:tab/><text:tab/>interpret, does nothing</text:p>
      <text:p text:style-name="P2"><text:s text:c="36"/></text:p>
      <text:p text:style-name="P2"><text:tab/><text:tab/><text:tab/>It can be also used when converting a dialogue act item <text:tab/><text:tab/><text:tab/><text:tab/><text:tab/>confusion network into a N-best list to hold all the <text:tab/><text:tab/><text:tab/><text:tab/><text:tab/>probability mass connected with all dialogue acts <text:tab/>which were <text:tab/><text:tab/><text:tab/><text:tab/>not added to the N-best list. In other words probability mass <text:tab/><text:tab/><text:tab/>of pruned DA hypotheses.</text:p>
      <text:p text:style-name="P2"><text:s text:c="36"/></text:p>
      <text:p text:style-name="P8"><text:span text:style-name="T14">notunderstood – inf</text:span><text:span text:style-name="T15">o</text:span><text:span text:style-name="T14">rms that the last input was not understood</text:span></text:p>
      <text:p text:style-name="P7">repeat <text:tab/>- request to repeat the last utterance</text:p>
      <text:p text:style-name="P9"><text:span text:style-name="T16">i</text:span>repeat <text:tab/>- repeat<text:span text:style-name="T16">s</text:span> the last utterance </text:p>
      <text:p text:style-name="P9">reqalts <text:tab/>- ask for alternatives </text:p>
      <text:p text:style-name="P7">reqmore <text:tab/>- ask for more details </text:p>
      <text:p text:style-name="P7">request<text:tab/>- user requests some information</text:p>
      <text:p text:style-name="P7">restart <text:tab/>- request to restart</text:p>
      <text:p text:style-name="P7">select<text:tab/>- user or the system wants the other party to select between <text:tab/><text:tab/><text:tab/>two values for one slot</text:p>
      <text:p text:style-name="P7">thankyou<text:tab/>- simply thank you </text:p>
      <text:p text:style-name="P6"/>
      <text:p text:style-name="P16">NOTE: Having this set of acts we cannot confirm that something is not equal to something, e.g. confirm(x!=y) → confirm(pricerange != 'cheap') → “Is'n it cheap?” If we used confirm(pricerange = 'cheap') then it means “Is it cheap?” In both cases, it is appropriate to react in the same way e.g. inform(pricerange='cheap') or deny(pricerange = 'cheap').</text:p>
      <text:p text:style-name="P16"/>
      <text:p text:style-name="P16">NOTE: Please note that all slot values are always placed in quotes ' '.</text:p>
      <text:h text:style-name="Heading_20_1" text:outline-level="1"><text:bookmark-start text:name="__RefHeading__653_199909557"/>Dialogue act examples<text:bookmark-end text:name="__RefHeading__653_199909557"/></text:h>
      <text:p text:style-name="Standard">This section presents examples of dialogue acts:</text:p>
      <text:p text:style-name="Standard"/>
      <text:p text:style-name="P7">ack() <text:tab/><text:tab/><text:tab/><text:tab/>'ok give me that one'</text:p>
      <text:p text:style-name="P7"><text:tab/><text:tab/><text:tab/><text:tab/><text:tab/>'ok great'</text:p>
      <text:p text:style-name="P7"/>
      <text:p text:style-name="P7">affirm() <text:tab/><text:tab/><text:tab/><text:tab/>'correct', </text:p>
      <text:p text:style-name="P7"><text:soft-page-break/><text:tab/><text:tab/><text:tab/><text:tab/><text:tab/>'erm yeah'</text:p>
      <text:p text:style-name="P7"/>
      <text:p text:style-name="P7">appology()<text:tab/><text:tab/><text:tab/><text:tab/>'sorry'</text:p>
      <text:p text:style-name="P7"><text:tab/><text:tab/><text:tab/><text:tab/><text:tab/>'sorry I did not get that'</text:p>
      <text:p text:style-name="P7"/>
      <text:p text:style-name="P7">bye() <text:tab/><text:tab/><text:tab/><text:tab/>'allright bye'</text:p>
      <text:p text:style-name="P7"><text:tab/><text:tab/><text:tab/><text:tab/><text:tab/>'allright then bye'</text:p>
      <text:p text:style-name="P7"/>
      <text:p text:style-name="P24"><text:span text:style-name="T6">canthearyou</text:span><text:span text:style-name="T8">()<text:tab/><text:tab/><text:tab/>'halo'</text:span></text:p>
      <text:p text:style-name="P24"><text:span text:style-name="T8"><text:s text:c="28"/>'are you still there'</text:span></text:p>
      <text:p text:style-name="P7"/>
      <text:p text:style-name="P7">confirm(addr='main square')<text:tab/>'erm is that near the central the main <text:tab/><text:tab/><text:tab/><text:tab/><text:tab/><text:tab/><text:tab/>square'</text:p>
      <text:p text:style-name="P7"><text:tab/><text:tab/><text:tab/><text:tab/><text:tab/>'is it on main square'</text:p>
      <text:p text:style-name="P7"/>
      <text:p text:style-name="P22">iconfirm(addr='main square') 'Ack, on main square,'</text:p>
      <text:p text:style-name="P7"/>
      <text:p text:style-name="P10"><text:span text:style-name="T18">iconfirm(near='cinema') <text:s text:c="4"/>'</text:span><text:span text:style-name="T19">You want something near cinema</text:span><text:span text:style-name="T18">,'</text:span></text:p>
      <text:p text:style-name="P10"/>
      <text:p text:style-name="P7">deny(name='youth hostel') <text:tab/>'not the youth hostel'</text:p>
      <text:p text:style-name="P7">deny(near='cinema') <text:tab/><text:tab/>'ok it doesn't have to be near the cinema'</text:p>
      <text:p text:style-name="P7"/>
      <text:p text:style-name="P7">hello() <text:tab/><text:tab/><text:tab/><text:tab/>'hello', </text:p>
      <text:p text:style-name="P7"><text:tab/><text:tab/><text:tab/><text:tab/><text:tab/>'hi', </text:p>
      <text:p text:style-name="P7"><text:tab/><text:tab/><text:tab/><text:tab/><text:tab/>'hiya please'</text:p>
      <text:p text:style-name="P7"/>
      <text:p text:style-name="P7">help() <text:tab/><text:tab/><text:tab/><text:tab/>'can you help me'</text:p>
      <text:p text:style-name="P7"/>
      <text:p text:style-name="P7">inform(='main square') <text:tab/>'main square'</text:p>
      <text:p text:style-name="P7"/>
      <text:p text:style-name="P7">inform(addr='dontcare') <text:tab/>'i don't mind the address'</text:p>
      <text:p text:style-name="P7"/>
      <text:p text:style-name="P7">inform(food='chinese') <text:tab/>'chinese'</text:p>
      <text:p text:style-name="P7"><text:tab/><text:tab/><text:tab/><text:tab/><text:tab/>'chinese food'</text:p>
      <text:p text:style-name="P7"><text:tab/><text:tab/><text:tab/><text:tab/><text:tab/>'do you have a chinese food'</text:p>
      <text:p text:style-name="P7"/>
      <text:p text:style-name="P7">negate() <text:tab/><text:tab/><text:tab/><text:tab/>"erm erm no i didn't say anything"</text:p>
      <text:p text:style-name="P7"><text:tab/><text:tab/><text:tab/><text:tab/><text:tab/>'neither'</text:p>
      <text:p text:style-name="P7"><text:tab/><text:tab/><text:tab/><text:tab/><text:tab/>'no'</text:p>
      <text:p text:style-name="P7"/>
      <text:p text:style-name="P7">null()<text:tab/><text:tab/><text:tab/><text:tab/>'' - empty sentence</text:p>
      <text:p text:style-name="P7"><text:tab/><text:tab/><text:tab/><text:tab/><text:tab/>'abraka dabra' - somthing not interpretable</text:p>
      <text:p text:style-name="P7"/>
      <text:p text:style-name="P7">repeat() <text:tab/><text:tab/><text:tab/><text:tab/>'can you repeat'</text:p>
      <text:p text:style-name="P7"><text:tab/><text:tab/><text:tab/><text:tab/><text:tab/>'could you repeat that'</text:p>
      <text:p text:style-name="P7"><text:tab/><text:tab/><text:tab/><text:tab/><text:tab/>'could you repeat that please'</text:p>
      <text:p text:style-name="P7"/>
      <text:p text:style-name="P7">reqalts() <text:tab/><text:tab/><text:tab/><text:tab/>'and anything else'</text:p>
      <text:p text:style-name="P7"><text:tab/><text:tab/><text:tab/><text:tab/><text:tab/>'are there any other options'</text:p>
      <text:p text:style-name="P7"><text:tab/><text:tab/><text:tab/><text:tab/><text:tab/>'are there any others' </text:p>
      <text:p text:style-name="P7"/>
      <text:p text:style-name="P7">reqmore() <text:tab/><text:tab/><text:tab/><text:tab/>'can you give me more dtails'</text:p>
      <text:p text:style-name="P7"/>
      <text:p text:style-name="P7"><text:soft-page-break/>request(food) <text:tab/><text:tab/><text:tab/>'do you know what food it serves'</text:p>
      <text:p text:style-name="P7"><text:tab/><text:tab/><text:tab/><text:tab/><text:tab/>'what food does it serve'</text:p>
      <text:p text:style-name="P7"/>
      <text:p text:style-name="P7">request(music) <text:tab/><text:tab/><text:tab/>'and what sort of music would it play'</text:p>
      <text:p text:style-name="P7"><text:tab/><text:tab/><text:tab/><text:tab/><text:tab/>'and what type of music do they play in these <text:tab/><text:tab/><text:tab/><text:tab/><text:tab/>bars'</text:p>
      <text:p text:style-name="P7"/>
      <text:p text:style-name="P7">restart() <text:tab/><text:tab/><text:tab/><text:tab/>'can we start again please'</text:p>
      <text:p text:style-name="P7"><text:tab/><text:tab/><text:tab/><text:tab/><text:tab/>'could we start again'</text:p>
      <text:p text:style-name="P7"/>
      <text:p text:style-name="P7">select(food=”Chinese”,<text:tab/><text:tab/>'do you want Chines or Italian food'</text:p>
      <text:p text:style-name="P7">food=”Italian”) </text:p>
      <text:p text:style-name="P7"/>
      <text:p text:style-name="P7">thankyou() <text:tab/><text:tab/><text:tab/><text:tab/>"allright thank you then i'll have to look <text:tab/><text:tab/><text:tab/><text:tab/><text:tab/><text:tab/>somewhere else"</text:p>
      <text:p text:style-name="P7"><text:tab/><text:tab/><text:tab/><text:tab/><text:tab/>'erm great thank you'</text:p>
      <text:p text:style-name="P7"/>
      <text:p text:style-name="P2"/>
      <text:p text:style-name="Standard">If the system wants to inform that no venue is matching provided constraints, e.g. “There is no Chinese restaurant in a cheap price range in the city centre” the system uses the inform(name='none') dialogue acts as in </text:p>
      <text:p text:style-name="Standard"/>
      <text:p text:style-name="Standard">Utterance:<text:tab/>There is no Chinese restaurant in a cheap price range in the city centre”</text:p>
      <text:p text:style-name="Standard">Dialogue act: <text:tab/><text:span text:style-name="T1">inform(name='none')&amp;inform(venue_type='restaurant')&amp;</text:span></text:p>
      <text:p text:style-name="P1"><text:tab/><text:tab/>inform(food_type='Chinese')&amp;inform(price_range='cheap')</text:p>
      <text:p text:style-name="Standard"><text:s/></text:p>
      <text:p text:style-name="Standard">There are examples of dialogue acts composed of several DAIs:</text:p>
      <text:p text:style-name="Standard"/>
      <text:p text:style-name="P7">reqalts()&amp;thankyou() <text:tab/><text:tab/>'no thank you somewhere else please']</text:p>
      <text:p text:style-name="P7"/>
      <text:p text:style-name="P7">request(price)&amp;thankyou() <text:tab/>'thank you and how much does it cost',</text:p>
      <text:p text:style-name="P7"><text:tab/><text:tab/><text:tab/><text:tab/><text:tab/>'thank you could you tell me the cost', </text:p>
      <text:p text:style-name="P7"/>
      <text:p text:style-name="P7">affirm()&amp;inform(area='south')&amp;inform(music='jazz')&amp;inform(type='bar') &amp;request(name)</text:p>
      <text:p text:style-name="P7">"yes i'd like to know the name of the bar in the south part of town that plays jazz music", </text:p>
      <text:p text:style-name="P7">'yes please can you give me the name of the bar in the south part of town that plays jazz music'</text:p>
      <text:p text:style-name="P2"/>
      <text:p text:style-name="P2"><text:tab/>confirm(area='central')&amp;inform(name='cinema') </text:p>
      <text:p text:style-name="P2"><text:tab/>'is the cinema near the centre of town'</text:p>
      <text:p text:style-name="P2"/>
      <text:p text:style-name="P2"><text:tab/>deny(music='pop')&amp;inform(music='folk') </text:p>
      <text:p text:style-name="P2"><text:tab/>"erm i don't want pop music i want folk folk music"]</text:p>
      <text:p text:style-name="P2"/>
      <text:p text:style-name="P2"><text:tab/>hello()&amp;inform(area='east')&amp;inform(drinks='cocktails')&amp;</text:p>
      <text:p text:style-name="P2"><text:tab/>inform(near='park')&amp;inform(pricerange='dontcare')&amp;inform(type='hotel') </text:p>
      <text:p text:style-name="P2"><text:tab/>"hi i'd like a hotel in the east of town by the park the price doesn't <text:tab/>matter but i'd like to be able to order cocktails"</text:p>
      <text:p text:style-name="Standard"/>
      <text:p text:style-name="Standard"><text:soft-page-break/>An example dialogue form tourist information domain is in the following tabl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urn</text:p>
          </table:table-cell>
          <table:table-cell table:style-name="Table1.A1" office:value-type="string">
            <text:p text:style-name="P3">Transcription</text:p>
          </table:table-cell>
          <table:table-cell table:style-name="Table1.C1" office:value-type="string">
            <text:p text:style-name="P3">Dialogue act</text:p>
          </table:table-cell>
        </table:table-row>
        <table:table-row table:style-name="Table1.2">
          <table:table-cell table:style-name="Table1.A2" office:value-type="string">
            <text:p text:style-name="P4">System</text:p>
          </table:table-cell>
          <table:table-cell table:style-name="Table1.B2" office:value-type="string">
            <text:p text:style-name="P4">Hello. How may I help you?</text:p>
          </table:table-cell>
          <table:table-cell table:style-name="Table1.C2" office:value-type="string">
            <text:p text:style-name="P4">hello()</text:p>
          </table:table-cell>
        </table:table-row>
        <table:table-row table:style-name="Table1.2">
          <table:table-cell table:style-name="Table1.A7" office:value-type="string">
            <text:p text:style-name="P4">User</text:p>
          </table:table-cell>
          <table:table-cell table:style-name="Table1.B7" office:value-type="string">
            <text:p text:style-name="P4">Hi, I am looking for a restaurant.</text:p>
          </table:table-cell>
          <table:table-cell table:style-name="Table1.C7" office:value-type="string">
            <text:p text:style-name="P4">inform(venue=”restaurant”)</text:p>
          </table:table-cell>
        </table:table-row>
        <table:table-row table:style-name="Table1.2">
          <table:table-cell table:style-name="Table1.A7" office:value-type="string">
            <text:p text:style-name="P4">System</text:p>
          </table:table-cell>
          <table:table-cell table:style-name="Table1.B7" office:value-type="string">
            <text:p text:style-name="P4">What type of food would you like?</text:p>
          </table:table-cell>
          <table:table-cell table:style-name="Table1.C7" office:value-type="string">
            <text:p text:style-name="P4">request(food)</text:p>
          </table:table-cell>
        </table:table-row>
        <table:table-row table:style-name="Table1.2">
          <table:table-cell table:style-name="Table1.A7" office:value-type="string">
            <text:p text:style-name="P4">User</text:p>
          </table:table-cell>
          <table:table-cell table:style-name="Table1.B7" office:value-type="string">
            <text:p text:style-name="P4">I want Italian.</text:p>
          </table:table-cell>
          <table:table-cell table:style-name="Table1.C7" office:value-type="string">
            <text:p text:style-name="P4">inform(food=”Italian”)</text:p>
          </table:table-cell>
        </table:table-row>
        <table:table-row table:style-name="Table1.2">
          <table:table-cell table:style-name="Table1.A7" office:value-type="string">
            <text:p text:style-name="P4">System</text:p>
          </table:table-cell>
          <table:table-cell table:style-name="Table1.B7" office:value-type="string">
            <text:p text:style-name="P4">Did you say Italian</text:p>
          </table:table-cell>
          <table:table-cell table:style-name="Table1.C7" office:value-type="string">
            <text:p text:style-name="P4">confirm(food=”Italian”)</text:p>
          </table:table-cell>
        </table:table-row>
        <table:table-row table:style-name="Table1.2">
          <table:table-cell table:style-name="Table1.A7" office:value-type="string">
            <text:p text:style-name="P4">User</text:p>
          </table:table-cell>
          <table:table-cell table:style-name="Table1.B7" office:value-type="string">
            <text:p text:style-name="P4">Yes</text:p>
          </table:table-cell>
          <table:table-cell table:style-name="Table1.C7" office:value-type="string">
            <text:p text:style-name="P4">affirm()</text:p>
          </table:table-cell>
        </table:table-row>
      </table:table>
      <text:p text:style-name="Standard"/>
      <text:h text:style-name="Heading_20_1" text:outline-level="1"><text:bookmark-start text:name="__RefHeading__655_199909557"/>Semantic Decoding and Ambiguity<text:bookmark-end text:name="__RefHeading__655_199909557"/></text:h>
      <text:p text:style-name="Standard">Very often there are many ways as to map (to interpret) a natural utterance into a dialogue act, , <text:s/>some times because of natural ambiguity of a sentence – sometimes because of the speech recognition errors. Therefore, a semantic parser will generate multiple hypotheses. In this case, each hypothesis will be assigned a probability meaning the likelihood of being correct and the dialogue manager will resolve this ambiguity in the context of the dialogue (e.g. other sentences).</text:p>
      <text:p text:style-name="Standard"/>
      <text:p text:style-name="Standard">For example, the utterance “I wan an Italian restaurant erm no Indian” can be interpreted as:</text:p>
      <text:p text:style-name="Standard"/>
      <text:p text:style-name="Standard"><text:tab/><text:span text:style-name="T2">inform(venue=”restaurant”)&amp;inform(food=”Italian”)&amp;deny(food=Indian)</text:span></text:p>
      <text:p text:style-name="Standard"><text:tab/></text:p>
      <text:p text:style-name="Standard"><text:tab/>or</text:p>
      <text:p text:style-name="Standard"/>
      <text:p text:style-name="Standard"><text:tab/><text:span text:style-name="T2">inform(venue=”restaurant”)&amp;inform(food=”Indian”)</text:span></text:p>
      <text:p text:style-name="Standard"/>
      <text:p text:style-name="Standard">In the first case, the utterance is interpreted that the user wants Italian restaurant and does not want Indian. However, in the second case, the user corrected what he just mistakenly said (that he wants Indian restaurant).</text:p>
      <text:p text:style-name="Standard"/>
      <text:p text:style-name="Standard">Please remember that semantic parsers should interpret an utterance only on the information present in the sentence. It is up to the dialogue manager to interpret it in the context of the whole dialogue</text:p>
      <text:p text:style-name="Standard"/>
      <text:p text:style-name="P7">inform(type=restaurant)&amp;inform(food='Chinese')<text:tab/></text:p>
      <text:p text:style-name="P7">'I want an Chinese restaurant'</text:p>
      <text:p text:style-name="P7"/>
      <text:p text:style-name="P7">inform(food='Chinese')<text:tab/><text:tab/><text:tab/></text:p>
      <text:p text:style-name="P7">'I would like some Chinese food' </text:p>
      <text:p text:style-name="Standard"/>
      <text:p text:style-name="Standard">In the first case, the user explicitly says that he/she is looking for a restaurant. However, in the second case, the user said that he/she is looking for some venue serving Indian food which can be both a restaurant or only a take-away.</text:p>
      <text:p text:style-name="Standard"><text:soft-page-break/></text:p>
      <text:h text:style-name="Heading_20_1" text:outline-level="1"><text:bookmark-start text:name="__RefHeading__714_199909557"/>Building a statistical SLU parser for a new domain<text:bookmark-end text:name="__RefHeading__714_199909557"/></text:h>
      <text:p text:style-name="Text_20_body">From experience, it appears that the easiest approach to build a statistical parser for a new domain is to start with build a handcrafted (rule based) parser. There are several practical reasons for that:</text:p>
      <text:list xml:id="list2794715578459051470" text:style-name="L1">
        <text:list-item>
          <text:p text:style-name="P28">a handcrafted parser can serve as a prototype module for a dialogue system when no data is available,</text:p>
        </text:list-item>
        <text:list-item>
          <text:p text:style-name="P28">a handcrafted parser can serve as a baseline for testing data driven parsers,</text:p>
        </text:list-item>
        <text:list-item>
          <text:p text:style-name="P28">a handcrafted parser in information seeking applications, if well implemented, achieves about 95% accuracy on transcribed speech, which is close to accuracy of what the human annotators achieve,</text:p>
        </text:list-item>
        <text:list-item>
          <text:p text:style-name="P28">a handcrafted parser can be used to obtain automatic SLU annotation which can be later hand corrected by humans.</text:p>
        </text:list-item>
      </text:list>
      <text:p text:style-name="Text_20_body"/>
      <text:p text:style-name="Text_20_body">To build a data driven SLU, the following approach is recommended:</text:p>
      <text:list xml:id="list990767856107188152" text:style-name="L2">
        <text:list-item>
          <text:p text:style-name="P29">after some data is collected, e.g. a prototype of dialogue system using a handcrafted parser, the audio from the collected calls is transcribed (using humans) and then parsed using the handcrafted parser,</text:p>
        </text:list-item>
        <text:list-item>
          <text:p text:style-name="P29">the advantage of using automatic SLU annotations is that they are easy to obtain and reasonably accurate only several percent lower to what one can get from human annotators. </text:p>
        </text:list-item>
        <text:list-item>
          <text:p text:style-name="P29">if better accuracy is needed then it is better to fix the automatic semantic annotation by humans,</text:p>
        </text:list-item>
        <text:list-item>
          <text:p text:style-name="P29">then a data driven parser is trained using this annotation</text:p>
        </text:list-item>
      </text:list>
      <text:p text:style-name="Text_20_body"/>
      <text:p text:style-name="Text_20_body">Note that the main benefit of data driven SLU methods comes from the ability to robustly handle erroneous input. Therefore, the data driven SLU should be trained to map <text:span text:style-name="T9">the recognised speech</text:span> to the <text:s/>dialogue acts (e.g. obtained by the handcrafted parser on the transcribed speech and then corrected by human annotator).</text:p>
      <text:h text:style-name="Heading_20_1" text:outline-level="1"><text:bookmark-start text:name="__RefHeading__657_199909557"/>Comments<text:bookmark-end text:name="__RefHeading__657_199909557"/></text:h>
      <text:p text:style-name="Standard">The previous sections described the general set of dialogue acts in UFAL dialogue systems. However, exact set of dialogue acts depends on a specific application domain and is defined by the domain specific semantic parser. </text:p>
      <text:p text:style-name="Standard"/>
      <text:p text:style-name="Standard">The only requirement is that all the output of a parser must be accepted by the dialogue manager developed for the particular domain. </text:p>
      <text:p text:style-name="Standard"/>
      <text:p text:style-name="Standard"/>
      <text:h text:style-name="P27" text:outline-level="1"><text:bookmark-start text:name="__RefHeading__659_199909557"/>Apendix A: UFAL Dialogue acts<text:bookmark-end text:name="__RefHeading__659_199909557"/></text:h>
      <text:p text:style-name="P11"/>
      <table:table table:name="DialogueActs" table:style-name="DialogueActs">
        <table:table-column table:style-name="DialogueActs.A"/>
        <table:table-column table:style-name="DialogueActs.B"/>
        <table:table-header-rows>
          <table:table-row>
            <table:table-cell table:style-name="DialogueActs.A1" office:value-type="string">
              <text:p text:style-name="P15">Act</text:p>
            </table:table-cell>
            <table:table-cell table:style-name="DialogueActs.B1" office:value-type="string">
              <text:p text:style-name="P15">Description</text:p>
            </table:table-cell>
          </table:table-row>
        </table:table-header-rows>
        <table:table-row>
          <table:table-cell table:style-name="DialogueActs.A2" office:value-type="string">
            <text:p text:style-name="Standard">ack()</text:p>
          </table:table-cell>
          <table:table-cell table:style-name="DialogueActs.B2" office:value-type="string">
            <text:p text:style-name="Table_20_Contents">back channel – simple OK</text:p>
          </table:table-cell>
        </table:table-row>
        <table:table-row>
          <table:table-cell table:style-name="DialogueActs.A2" office:value-type="string">
            <text:p text:style-name="Standard">affirm()</text:p>
          </table:table-cell>
          <table:table-cell table:style-name="DialogueActs.B2" office:value-type="string">
            <text:p text:style-name="Standard">acknowledgement - <text:s/>simple "Yes" </text:p>
          </table:table-cell>
        </table:table-row>
        <table:table-row>
          <table:table-cell table:style-name="DialogueActs.A2" office:value-type="string">
            <text:p text:style-name="Standard">apology()</text:p>
          </table:table-cell>
          <table:table-cell table:style-name="DialogueActs.B2" office:value-type="string">
            <text:p text:style-name="Standard">apology for misunderstanding </text:p>
          </table:table-cell>
        </table:table-row>
        <table:table-row>
          <table:table-cell table:style-name="DialogueActs.A2" office:value-type="string">
            <text:p text:style-name="Table_20_Contents"><text:span text:style-name="T20">b</text:span>ye()</text:p>
          </table:table-cell>
          <table:table-cell table:style-name="DialogueActs.B2" office:value-type="string">
            <text:p text:style-name="Table_20_Contents">end of dialogue</text:p>
          </table:table-cell>
        </table:table-row>
        <table:table-row>
          <table:table-cell table:style-name="DialogueActs.A2" office:value-type="string">
            <text:p text:style-name="P20"><text:span text:style-name="T20">canthearyou()</text:span></text:p>
          </table:table-cell>
          <table:table-cell table:style-name="DialogueActs.B2" office:value-type="string">
            <text:p text:style-name="P20"><text:span text:style-name="T20">signalling problem with communication channel or that there is an unexpected silence</text:span></text:p>
          </table:table-cell>
        </table:table-row>
        <table:table-row>
          <table:table-cell table:style-name="DialogueActs.A2" office:value-type="string">
            <text:p text:style-name="P5">confirm(x=y)</text:p>
          </table:table-cell>
          <table:table-cell table:style-name="DialogueActs.B2" office:value-type="string">
            <text:p text:style-name="P5">confirm that x equals to y</text:p>
          </table:table-cell>
        </table:table-row>
        <table:table-row>
          <table:table-cell table:style-name="DialogueActs.A2" office:value-type="string">
            <text:p text:style-name="P5"><text:span text:style-name="T10">i</text:span>confirm(x=y)</text:p>
          </table:table-cell>
          <table:table-cell table:style-name="DialogueActs.B2" office:value-type="string">
            <text:p text:style-name="P5"><text:span text:style-name="T10">Implicitly </text:span>confirm that x equals to y</text:p>
          </table:table-cell>
        </table:table-row>
        <table:table-row>
          <table:table-cell table:style-name="DialogueActs.A2" office:value-type="string">
            <text:p text:style-name="P5">deny(x=y)</text:p>
          </table:table-cell>
          <table:table-cell table:style-name="DialogueActs.B2" office:value-type="string">
            <text:p text:style-name="P5">denies some information, equivalent to inform(x != y)</text:p>
          </table:table-cell>
        </table:table-row>
        <table:table-row>
          <table:table-cell table:style-name="DialogueActs.A2" office:value-type="string">
            <text:p text:style-name="P12">hangup()</text:p>
          </table:table-cell>
          <table:table-cell table:style-name="DialogueActs.B2" office:value-type="string">
            <text:p text:style-name="P12">end of call because someone hungup</text:p>
          </table:table-cell>
        </table:table-row>
        <table:table-row>
          <table:table-cell table:style-name="DialogueActs.A2" office:value-type="string">
            <text:p text:style-name="P12">hello()</text:p>
          </table:table-cell>
          <table:table-cell table:style-name="DialogueActs.B2" office:value-type="string">
            <text:p text:style-name="P12">start of dialogue</text:p>
          </table:table-cell>
        </table:table-row>
        <table:table-row>
          <table:table-cell table:style-name="DialogueActs.A2" office:value-type="string">
            <text:p text:style-name="P12">help()</text:p>
          </table:table-cell>
          <table:table-cell table:style-name="DialogueActs.B2" office:value-type="string">
            <text:p text:style-name="P12">provide context sensitive help</text:p>
          </table:table-cell>
        </table:table-row>
        <table:table-row>
          <table:table-cell table:style-name="DialogueActs.A2" office:value-type="string">
            <text:p text:style-name="P12">inform(x=y)</text:p>
          </table:table-cell>
          <table:table-cell table:style-name="DialogueActs.B2" office:value-type="string">
            <text:p text:style-name="P12">inform x equals to y</text:p>
          </table:table-cell>
        </table:table-row>
        <table:table-row>
          <table:table-cell table:style-name="DialogueActs.A2" office:value-type="string">
            <text:p text:style-name="P12">inform(name=none)</text:p>
          </table:table-cell>
          <table:table-cell table:style-name="DialogueActs.B2" office:value-type="string">
            <text:p text:style-name="P12">inform that “there is no such entity that ... “</text:p>
          </table:table-cell>
        </table:table-row>
        <table:table-row>
          <table:table-cell table:style-name="DialogueActs.A2" office:value-type="string">
            <text:p text:style-name="P12">negate()</text:p>
          </table:table-cell>
          <table:table-cell table:style-name="DialogueActs.B2" office:value-type="string">
            <text:p text:style-name="P12">negation - simple “No”</text:p>
          </table:table-cell>
        </table:table-row>
        <table:table-row>
          <table:table-cell table:style-name="DialogueActs.A2" office:value-type="string">
            <text:p text:style-name="P14"><text:span text:style-name="T12">notuderstood</text:span><text:span text:style-name="T13">(</text:span><text:span text:style-name="T11">)</text:span></text:p>
          </table:table-cell>
          <table:table-cell table:style-name="DialogueActs.B2" office:value-type="string">
            <text:p text:style-name="P25">informs that the last input was not understood</text:p>
          </table:table-cell>
        </table:table-row>
        <table:table-row>
          <table:table-cell table:style-name="DialogueActs.A2" office:value-type="string">
            <text:p text:style-name="P12">null()</text:p>
          </table:table-cell>
          <table:table-cell table:style-name="DialogueActs.B2" office:value-type="string">
            <text:p text:style-name="P5">silence, empty sentence, something that is not possible to interpret, does nothing</text:p>
          </table:table-cell>
        </table:table-row>
        <table:table-row>
          <table:table-cell table:style-name="DialogueActs.A2" office:value-type="string">
            <text:p text:style-name="P12">repeat()</text:p>
          </table:table-cell>
          <table:table-cell table:style-name="DialogueActs.B2" office:value-type="string">
            <text:p text:style-name="P5"><text:span text:style-name="T11">asks to </text:span>repeat the last utterance</text:p>
          </table:table-cell>
        </table:table-row>
        <table:table-row>
          <table:table-cell table:style-name="DialogueActs.A2" office:value-type="string">
            <text:p text:style-name="P13"><text:span text:style-name="T17">i</text:span><text:span text:style-name="T11">repeat</text:span><text:span text:style-name="T17">(</text:span><text:span text:style-name="T11">)</text:span></text:p>
          </table:table-cell>
          <table:table-cell table:style-name="DialogueActs.B2" office:value-type="string">
            <text:p text:style-name="P26">repeats the last uttered sentence by the system</text:p>
          </table:table-cell>
        </table:table-row>
        <table:table-row>
          <table:table-cell table:style-name="DialogueActs.A2" office:value-type="string">
            <text:p text:style-name="P12">reqalts()</text:p>
          </table:table-cell>
          <table:table-cell table:style-name="DialogueActs.B2" office:value-type="string">
            <text:p text:style-name="P5">request for alternative options</text:p>
          </table:table-cell>
        </table:table-row>
        <table:table-row>
          <table:table-cell table:style-name="DialogueActs.A2" office:value-type="string">
            <text:p text:style-name="P12">reqmore()</text:p>
          </table:table-cell>
          <table:table-cell table:style-name="DialogueActs.B2" office:value-type="string">
            <text:p text:style-name="P5">request for more details bout the current option</text:p>
          </table:table-cell>
        </table:table-row>
        <table:table-row>
          <table:table-cell table:style-name="DialogueActs.A2" office:value-type="string">
            <text:p text:style-name="P12">request(x)</text:p>
          </table:table-cell>
          <table:table-cell table:style-name="DialogueActs.B2" office:value-type="string">
            <text:p text:style-name="P5">request for information about x</text:p>
          </table:table-cell>
        </table:table-row>
        <table:table-row>
          <table:table-cell table:style-name="DialogueActs.A2" office:value-type="string">
            <text:p text:style-name="P12">restart()</text:p>
          </table:table-cell>
          <table:table-cell table:style-name="DialogueActs.B2" office:value-type="string">
            <text:p text:style-name="P5">restart the dialogue, forget all provided info</text:p>
          </table:table-cell>
        </table:table-row>
        <table:table-row>
          <table:table-cell table:style-name="DialogueActs.A2" office:value-type="string">
            <text:p text:style-name="P12">select(x=y, x=z)</text:p>
          </table:table-cell>
          <table:table-cell table:style-name="DialogueActs.B2" office:value-type="string">
            <text:p text:style-name="P5">select between two values of the same slot</text:p>
          </table:table-cell>
        </table:table-row>
        <table:table-row>
          <table:table-cell table:style-name="DialogueActs.A2" office:value-type="string">
            <text:p text:style-name="P12">thankyou()</text:p>
          </table:table-cell>
          <table:table-cell table:style-name="DialogueActs.B2" office:value-type="string">
            <text:p text:style-name="P5">simply thank you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3-10-23T16:34:12</dc:date>
    <dc:creator>jurcicek </dc:creator>
    <meta:editing-duration>PT7H59M16S</meta:editing-duration>
    <meta:editing-cycles>109</meta:editing-cycles>
    <meta:generator>LibreOffice/4.0.1.2$Linux_X86_64 LibreOffice_project/84102822e3d61eb989ddd325abf1ac077904985</meta:generator>
    <meta:document-statistic meta:table-count="2" meta:image-count="0" meta:object-count="0" meta:page-count="7" meta:paragraph-count="220" meta:word-count="1860" meta:character-count="12073" meta:non-whitespace-character-count="10035"/>
  </office:meta>
</office:document-meta>
</file>